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2000000013B1C4B5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932cm" svg:height="0.401cm" svg:x="1cm" svg:y="0.599cm">
          <draw:image xlink:href="Pictures/100000000000032000000013B1C4B5BD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1T09:54:07</dc:date>
    <meta:editing-cycles>1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